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164cm" table:align="left"/>
    </style:style>
    <style:style style:name="Tableau1.A" style:family="table-column">
      <style:table-column-properties style:column-width="2.526cm"/>
    </style:style>
    <style:style style:name="Tableau1.B" style:family="table-column">
      <style:table-column-properties style:column-width="12.638cm"/>
    </style:style>
    <style:style style:name="Tableau1.A1" style:family="table-cell">
      <style:table-cell-properties fo:padding="0.049cm" fo:border="none"/>
    </style:style>
    <style:style style:name="P1" style:family="paragraph" style:parent-style-name="Standard">
      <style:text-properties style:font-name="Courier New" fo:font-size="10pt" style:font-size-asian="10pt" style:font-size-complex="10pt"/>
    </style:style>
    <style:style style:name="P2" style:family="paragraph" style:parent-style-name="Standard">
      <style:paragraph-properties fo:margin-top="0cm" fo:margin-bottom="0.499cm"/>
    </style:style>
    <style:style style:name="P3" style:family="paragraph" style:parent-style-name="Footer">
      <style:paragraph-properties fo:text-align="center" style:justify-single-word="false"/>
    </style:style>
    <style:style style:name="P4" style:family="paragraph" style:parent-style-name="code10">
      <style:paragraph-properties fo:margin-left="1.251cm" fo:margin-right="0cm" fo:text-indent="0cm" style:auto-text-indent="false"/>
    </style:style>
    <style:style style:name="T1" style:family="text">
      <style:text-properties style:font-name="Courier New"/>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n peu plus loin avec <text:span text:style-name="T1">http.server</text:span> </text:p>
      <text:p text:style-name="Text_20_body"/>
      <text:p text:style-name="Text_20_body"/>
      <text:h text:style-name="Heading_20_1" text:outline-level="1">Python: Simple HTTP Server on python.</text:h>
      <text:p text:style-name="Text_20_body"/>
      <text:p text:style-name="Text_20_body"><text:a xlink:type="simple" xlink:href="https://islascruz.org/blog/2015/12/22/python-simple-http-server-on-python/">https://islascruz.org/blog/2015/12/22/python-simple-http-server-on-python/</text:a> </text:p>
      <text:p text:style-name="Text_20_body"/>
      <text:p text:style-name="P2">Posted on <text:a xlink:type="simple" xlink:href="https://islascruz.org/blog/2015/12/22/python-simple-http-server-on-python/">December 22, 2015</text:a> by <text:a xlink:type="simple" xlink:href="https://islascruz.org/blog/author/marco/">marco</text:a></text:p>
      <text:p text:style-name="Text_20_body">(Repost from old blog)</text:p>
      <text:p text:style-name="Text_20_body"><text:a xlink:type="simple" xlink:href="https://www.python.org/">Python</text:a> have several modules that help you to achieve your goals. This week, on my spare time that is getting every day more scarce I spend time figuring out how to create a <text:a xlink:type="simple" xlink:href="https://islascruz.org/blog/tag/python-2/">Python</text:a> Web Server, I was planing to use it over an application that I’m developing on ICT Consulting. At the end I didn’t use it because I didn’t want a “passive” comunication, but probably I will use this code on the <text:a xlink:type="simple" xlink:href="http://www.crm-ctt.com/">CRM</text:a> Desktop application that we use here.</text:p>
      <text:p text:style-name="Text_20_body">Anyway, this code may be helpful for you too. I found that creating a small web server is really simple, It starts getting bigger as you add functions to that web server, but the basis is quite simple.</text:p>
      <text:p text:style-name="Text_20_body"/>
      <text:p text:style-name="code10">import os</text:p>
      <text:p text:style-name="code10">import cgi</text:p>
      <text:p text:style-name="code10">import sys</text:p>
      <text:p text:style-name="code10">from BaseHTTPServer import HTTPServer, BaseHTTPRequestHandler</text:p>
      <text:p text:style-name="code10"><text:s/></text:p>
      <text:p text:style-name="code10">class customHTTPServer(BaseHTTPRequestHandler):</text:p>
      <text:p text:style-name="code10"><text:s text:c="8"/>def do_GET(self):</text:p>
      <text:p text:style-name="code10"><text:s text:c="16"/>self.send_response(200)</text:p>
      <text:p text:style-name="code10"><text:s text:c="16"/>self.send_header('Content-type', 'text/html')</text:p>
      <text:p text:style-name="code10"><text:s text:c="16"/>self.end_headers()</text:p>
      <text:p text:style-name="code10"><text:s text:c="16"/>self.wfile.write('&lt;HTML&gt;&lt;body&gt;Get!&lt;/body&gt;&lt;/HTML&gt;')</text:p>
      <text:p text:style-name="code10"><text:s text:c="16"/>return </text:p>
      <text:p text:style-name="code10"><text:s text:c="16"/></text:p>
      <text:p text:style-name="code10"><text:s text:c="8"/>def do_POST(self):</text:p>
      <text:p text:style-name="code10"><text:s text:c="16"/>global rootnode</text:p>
      <text:p text:style-name="code10"><text:s text:c="16"/>ctype,pdict = cgi.parse_header(self.headers.getheader('Content-type'))</text:p>
      <text:p text:style-name="code10"><text:s text:c="16"/>if ctype == 'multipart/form-data':</text:p>
      <text:p text:style-name="code10"><text:s text:c="24"/>query = cgi.parse_multipart(self.rfile, pdict)</text:p>
      <text:p text:style-name="code10"><text:s text:c="16"/>self.send_response(301)</text:p>
      <text:p text:style-name="code10"><text:s text:c="16"/>self.end_headers()</text:p>
      <text:p text:style-name="code10"><text:s text:c="16"/>self.wfile.write('Post!')</text:p>
      <text:p text:style-name="code10"><text:s text:c="8"/></text:p>
      <text:p text:style-name="code10"><text:s text:c="16"/></text:p>
      <text:p text:style-name="code10">def main():</text:p>
      <text:p text:style-name="code10"><text:s text:c="8"/>try:</text:p>
      <text:p text:style-name="code10"><text:s text:c="16"/>server = HTTPServer(('',8080),customHTTPServer)</text:p>
      <text:p text:style-name="code10"><text:s text:c="16"/>print 'server started at port 8080'</text:p>
      <text:p text:style-name="code10"><text:s text:c="16"/>server.serve_forever()</text:p>
      <text:p text:style-name="code10"><text:s text:c="8"/>except KeyboardInterrupt:</text:p>
      <text:p text:style-name="code10"><text:s text:c="16"/>server.socket.close() </text:p>
      <text:p text:style-name="code10"><text:s/></text:p>
      <text:p text:style-name="code10">if __name__=='__main__':</text:p>
      <text:p text:style-name="code10"><text:s text:c="8"/>main()</text:p>
      <text:p text:style-name="Text_20_body"/>
      <text:p text:style-name="Text_20_body"><text:soft-page-break/>There are two main methods in our small server: do_GET and do_POST, you can figure out what this methods do. Get is quite simple, Post is used to send data to the server, as an example, the file uploading. This is done via POST and many times using “multipat/form-data” as the content type. The Post method here handles that.</text:p>
      <text:p text:style-name="Text_20_body">Now that you have a custom server, how can you check it?, well, to check GET you can call it from the web browser. For the POST stuff, you can create a simple web form and using your web browser as “action” on it. However, this code can help you:</text:p>
      <text:p text:style-name="Text_20_body"/>
      <text:p text:style-name="Text_20_body">There are two main methods in our small server: do_GET and do_POST, you can figure out what this methods do. Get is quite simple, Post is used to send data to the server, as an example, the file uploading. This is done via POST and many times using “multipat/form-data” as the content type. The Post method here handles that.</text:p>
      <text:p text:style-name="Text_20_body">Now that you have a custom server, how can you check it?, well, to check GET you can call it from the web browser. For the POST stuff, you can create a simple web form and using your web browser as “action” on it. However, this code can help you:</text:p>
      <text:p text:style-name="Text_20_body"/>
      <text:p text:style-name="code10">import urllib2</text:p>
      <text:p text:style-name="code10">import urllib</text:p>
      <text:p text:style-name="code10">import time</text:p>
      <text:p text:style-name="code10">import httplib, mimetypes</text:p>
      <text:p text:style-name="code10"><text:s/></text:p>
      <text:p text:style-name="P1">HOST = '127.0.0.1'</text:p>
      <text:p text:style-name="P1">PORT = '8080' </text:p>
      <text:p text:style-name="P1"><text:s/></text:p>
      <text:p text:style-name="P1">def post_multipart(host, port, selector, fields, files):</text:p>
      <text:p text:style-name="P1"><text:s text:c="8"/>"""</text:p>
      <text:p text:style-name="P1"><text:s text:c="8"/>Post fields and files to an http host as multipart/form-data.</text:p>
      <text:p text:style-name="P1"><text:s text:c="8"/>fields is a sequence of (name, value) elements for regular form fields.</text:p>
      <text:p text:style-name="P1"><text:s text:c="8"/>files is a sequence of (name, filename, value) elements for data to be uploaded as files</text:p>
      <text:p text:style-name="P1"><text:s text:c="8"/>Return the server's response page.</text:p>
      <text:p text:style-name="P1"><text:s text:c="8"/>"""</text:p>
      <text:p text:style-name="P1"><text:s text:c="8"/>content_type, body = encode_multipart_formdata(fields, files)</text:p>
      <text:p text:style-name="P1"><text:s text:c="8"/>h = httplib.HTTP(host, port)</text:p>
      <text:p text:style-name="P1"><text:s text:c="8"/>h.putrequest('POST', '/cgi-bin/query')</text:p>
      <text:p text:style-name="P1"><text:s text:c="8"/>h.putheader('content-type', content_type)</text:p>
      <text:p text:style-name="P1"><text:s text:c="8"/>h.putheader('content-length', str(len(body)))</text:p>
      <text:p text:style-name="P1"><text:s text:c="8"/>h.endheaders()</text:p>
      <text:p text:style-name="P1"><text:s text:c="8"/>h.send(body)</text:p>
      <text:p text:style-name="P1"><text:s text:c="8"/>#errcode, errmsg, headers = h.getreply()</text:p>
      <text:p text:style-name="P1"><text:s text:c="8"/>h.getreply()</text:p>
      <text:p text:style-name="P1"><text:s text:c="8"/>return h.file.read() </text:p>
      <text:p text:style-name="P1"><text:s/></text:p>
      <text:p text:style-name="P1">def encode_multipart_formdata(fields, files):</text:p>
      <text:p text:style-name="P1"><text:s text:c="8"/>"""</text:p>
      <text:p text:style-name="P1"><text:s text:c="8"/>fields is a sequence of (name, value) elements for regular form fields.</text:p>
      <text:p text:style-name="P1"><text:s text:c="8"/>files is a sequence of (name, filename, value) elements for data to be uploaded as files</text:p>
      <text:p text:style-name="P1"><text:s text:c="8"/>Return (content_type, body) ready for httplib.HTTP instance</text:p>
      <text:p text:style-name="P1"><text:s text:c="8"/>"""</text:p>
      <text:p text:style-name="P1"><text:s text:c="8"/>BOUNDARY = '----------ThIs_Is_tHe_bouNdaRY_$'</text:p>
      <text:p text:style-name="P1"><text:s text:c="8"/>CRLF = '\r\n'</text:p>
      <text:p text:style-name="P1"><text:s text:c="8"/>L = []</text:p>
      <text:p text:style-name="P1"><text:s text:c="8"/>if fields:</text:p>
      <text:p text:style-name="P1"><text:s text:c="16"/>for (key, value) in fields:</text:p>
      <text:p text:style-name="P1"><text:soft-page-break/><text:s text:c="24"/>L.append('--' + BOUNDARY)</text:p>
      <text:p text:style-name="P1"><text:s text:c="24"/>L.append('Content-Disposition: form-data; name="%s"' % key)</text:p>
      <text:p text:style-name="P1"><text:s text:c="24"/>L.append('')</text:p>
      <text:p text:style-name="P1"><text:s text:c="24"/>L.append(value)</text:p>
      <text:p text:style-name="P1"><text:s text:c="8"/>if files:</text:p>
      <text:p text:style-name="P1"><text:s text:c="16"/>for (key, filename, value) in files:</text:p>
      <text:p text:style-name="P1"><text:s text:c="24"/>L.append('--' + BOUNDARY)</text:p>
      <text:p text:style-name="P1"><text:s text:c="24"/>L.append('Content-Disposition: form-data; name="%s"; filename="%s"' % (key, filename))</text:p>
      <text:p text:style-name="P1"><text:s text:c="24"/>L.append('Content-Type: %s' % get_content_type(filename))</text:p>
      <text:p text:style-name="P1"><text:s text:c="24"/>L.append('')</text:p>
      <text:p text:style-name="P1"><text:s text:c="24"/>L.append(value)</text:p>
      <text:p text:style-name="P1"><text:s text:c="8"/>L.append('--' + BOUNDARY + '--')</text:p>
      <text:p text:style-name="P1"><text:s text:c="8"/>L.append('')</text:p>
      <text:p text:style-name="P1"><text:s text:c="8"/>body = CRLF.join(L)</text:p>
      <text:p text:style-name="P1"><text:s text:c="8"/>content_type = 'multipart/form-data; boundary=%s' % BOUNDARY</text:p>
      <text:p text:style-name="P1"><text:s text:c="8"/>return content_type, body </text:p>
      <text:p text:style-name="P1"><text:s/></text:p>
      <text:p text:style-name="P1">def get_content_type(filename):</text:p>
      <text:p text:style-name="P1"><text:s text:c="8"/>return mimetypes.guess_type(filename)[0] or 'application/octet-stream' </text:p>
      <text:p text:style-name="P1"><text:s/></text:p>
      <text:p text:style-name="P1">def test():</text:p>
      <text:p text:style-name="P1"><text:s text:c="8"/>print <text:s/>post_multipart(HOST, PORT, 'markuz',</text:p>
      <text:p text:style-name="P1"><text:s text:c="40"/>( ('username','markuz'), <text:s/>('another_field','another value')),</text:p>
      <text:p text:style-name="P1"><text:s text:c="40"/>(('query','query','Query'), ),</text:p>
      <text:p text:style-name="P1"><text:s text:c="35"/>) </text:p>
      <text:p text:style-name="P1"><text:s/></text:p>
      <text:p text:style-name="P1">if __name__ == '__main__': <text:s text:c="5"/></text:p>
      <text:p text:style-name="P1"><text:s text:c="5"/>test()</text:p>
      <text:p text:style-name="Text_20_body"/>
      <text:p text:style-name="Text_20_body"/>
      <text:h text:style-name="Heading_20_1" text:outline-level="1">UniIsland/SimpleHTTPServerWithUpload.py</text:h>
      <text:p text:style-name="Text_20_body"/>
      <text:p text:style-name="Text_20_body"><text:a xlink:type="simple" xlink:href="https://gist.github.com/UniIsland/3346170">https://gist.github.com/UniIsland/3346170</text:a> </text:p>
      <text:p text:style-name="Text_20_body"/>
      <text:p text:style-name="code10">#!/usr/bin/env python</text:p>
      <text:p text:style-name="code10"/>
      <text:p text:style-name="code10">"""Simple HTTP Server With Upload.</text:p>
      <text:p text:style-name="code10">This module builds on BaseHTTPServer by implementing the standard GET</text:p>
      <text:p text:style-name="code10">and HEAD requests in a fairly straightforward manner.</text:p>
      <text:p text:style-name="code10">"""</text:p>
      <text:p text:style-name="code10"/>
      <text:p text:style-name="code10"/>
      <text:p text:style-name="code10">__version__ = "0.1"</text:p>
      <text:p text:style-name="code10">__all__ = ["SimpleHTTPRequestHandler"]</text:p>
      <text:p text:style-name="code10">__author__ = "bones7456"</text:p>
      <text:p text:style-name="code10">__home_page__ = "http://li2z.cn/"</text:p>
      <text:p text:style-name="code10"/>
      <text:p text:style-name="code10">import os</text:p>
      <text:p text:style-name="code10">import posixpath</text:p>
      <text:p text:style-name="code10">import BaseHTTPServer</text:p>
      <text:p text:style-name="code10">import urllib</text:p>
      <text:p text:style-name="code10">import cgi</text:p>
      <text:p text:style-name="code10">import shutil</text:p>
      <text:p text:style-name="code10">import mimetypes</text:p>
      <text:p text:style-name="code10">import re</text:p>
      <text:p text:style-name="code10">try:</text:p>
      <text:p text:style-name="code10"><text:s text:c="4"/>from cStringIO import StringIO</text:p>
      <text:p text:style-name="code10">except ImportError:</text:p>
      <text:p text:style-name="code10"><text:s text:c="4"/>from StringIO import StringIO</text:p>
      <text:p text:style-name="code10"/>
      <text:p text:style-name="code10"/>
      <text:p text:style-name="code10">class SimpleHTTPRequestHandler(BaseHTTPServer.BaseHTTPRequestHandler):</text:p>
      <text:p text:style-name="code10"/>
      <text:p text:style-name="code10"><text:s text:c="4"/>"""Simple HTTP request handler with GET/HEAD/POST commands.</text:p>
      <text:p text:style-name="code10"><text:s text:c="4"/>This serves files from the current directory and any of its</text:p>
      <text:p text:style-name="code10"><text:s text:c="4"/>subdirectories. <text:s/>The MIME type for files is determined by</text:p>
      <text:p text:style-name="code10"><text:s text:c="4"/>calling the .guess_type() method. And can reveive file uploaded</text:p>
      <text:p text:style-name="code10"><text:s text:c="4"/>by client.</text:p>
      <text:p text:style-name="code10"><text:s text:c="4"/>The GET/HEAD/POST requests are identical except that the HEAD</text:p>
      <text:p text:style-name="code10"><text:s text:c="4"/>request omits the actual contents of the file.</text:p>
      <text:p text:style-name="code10"><text:s text:c="4"/>"""</text:p>
      <text:p text:style-name="code10"/>
      <text:p text:style-name="code10"><text:s text:c="4"/>server_version = "SimpleHTTPWithUpload/" + __version__</text:p>
      <text:p text:style-name="code10"/>
      <text:p text:style-name="code10"><text:s text:c="4"/>def do_GET(self):</text:p>
      <text:p text:style-name="code10"><text:s text:c="8"/>"""Serve a GET request."""</text:p>
      <text:p text:style-name="code10"><text:s text:c="8"/>f = self.send_head()</text:p>
      <text:p text:style-name="code10"><text:s text:c="8"/>if f:</text:p>
      <text:p text:style-name="code10"><text:s text:c="12"/>self.copyfile(f, self.wfile)</text:p>
      <text:p text:style-name="code10"><text:s text:c="12"/>f.close()</text:p>
      <text:p text:style-name="code10"/>
      <text:p text:style-name="code10"><text:s text:c="4"/>def do_HEAD(self):</text:p>
      <text:p text:style-name="code10"><text:s text:c="8"/>"""Serve a HEAD request."""</text:p>
      <text:p text:style-name="code10"><text:s text:c="8"/>f = self.send_head()</text:p>
      <text:p text:style-name="code10"><text:s text:c="8"/>if f:</text:p>
      <text:p text:style-name="code10"><text:s text:c="12"/>f.close()</text:p>
      <text:p text:style-name="code10"><text:soft-page-break/></text:p>
      <text:p text:style-name="code10"><text:s text:c="4"/>def do_POST(self):</text:p>
      <text:p text:style-name="code10"><text:s text:c="8"/>"""Serve a POST request."""</text:p>
      <text:p text:style-name="code10"><text:s text:c="8"/>r, info = self.deal_post_data()</text:p>
      <text:p text:style-name="code10"><text:s text:c="8"/>print r, info, "by: ", self.client_address</text:p>
      <text:p text:style-name="code10"><text:s text:c="8"/>f = StringIO()</text:p>
      <text:p text:style-name="code10"><text:s text:c="8"/>f.write('&lt;!DOCTYPE html PUBLIC "-//W3C//DTD HTML 3.2 Final//EN"&gt;')</text:p>
      <text:p text:style-name="code10"><text:s text:c="8"/>f.write("&lt;html&gt;\n&lt;title&gt;Upload Result Page&lt;/title&gt;\n")</text:p>
      <text:p text:style-name="code10"><text:s text:c="8"/>f.write("&lt;body&gt;\n&lt;h2&gt;Upload Result Page&lt;/h2&gt;\n")</text:p>
      <text:p text:style-name="code10"><text:s text:c="8"/>f.write("&lt;hr&gt;\n")</text:p>
      <text:p text:style-name="code10"><text:s text:c="8"/>if r:</text:p>
      <text:p text:style-name="code10"><text:s text:c="12"/>f.write("&lt;strong&gt;Success:&lt;/strong&gt;")</text:p>
      <text:p text:style-name="code10"><text:s text:c="8"/>else:</text:p>
      <text:p text:style-name="code10"><text:s text:c="12"/>f.write("&lt;strong&gt;Failed:&lt;/strong&gt;")</text:p>
      <text:p text:style-name="code10"><text:s text:c="8"/>f.write(info)</text:p>
      <text:p text:style-name="code10"><text:s text:c="8"/>f.write("&lt;br&gt;&lt;a href=\"%s\"&gt;back&lt;/a&gt;" % self.headers['referer'])</text:p>
      <text:p text:style-name="code10"><text:s text:c="8"/>f.write("&lt;hr&gt;&lt;small&gt;Powerd By: bones7456, check new version at ")</text:p>
      <text:p text:style-name="code10"><text:s text:c="8"/>f.write("&lt;a href=\"http://li2z.cn/?s=SimpleHTTPServerWithUpload\"&gt;")</text:p>
      <text:p text:style-name="code10"><text:s text:c="8"/>f.write("here&lt;/a&gt;.&lt;/small&gt;&lt;/body&gt;\n&lt;/html&gt;\n")</text:p>
      <text:p text:style-name="code10"><text:s text:c="8"/>length = f.tell()</text:p>
      <text:p text:style-name="code10"><text:s text:c="8"/>f.seek(0)</text:p>
      <text:p text:style-name="code10"><text:s text:c="8"/>self.send_response(200)</text:p>
      <text:p text:style-name="code10"><text:s text:c="8"/>self.send_header("Content-type", "text/html")</text:p>
      <text:p text:style-name="code10"><text:s text:c="8"/>self.send_header("Content-Length", str(length))</text:p>
      <text:p text:style-name="code10"><text:s text:c="8"/>self.end_headers()</text:p>
      <text:p text:style-name="code10"><text:s text:c="8"/>if f:</text:p>
      <text:p text:style-name="code10"><text:s text:c="12"/>self.copyfile(f, self.wfile)</text:p>
      <text:p text:style-name="code10"><text:s text:c="12"/>f.close()</text:p>
      <text:p text:style-name="code10"><text:s text:c="8"/></text:p>
      <text:p text:style-name="code10"><text:s text:c="4"/>def deal_post_data(self):</text:p>
      <text:p text:style-name="code10"><text:s text:c="8"/>boundary = self.headers.plisttext.split("=")[1]</text:p>
      <text:p text:style-name="code10"><text:s text:c="8"/>remainbytes = int(self.headers['content-length'])</text:p>
      <text:p text:style-name="code10"><text:s text:c="8"/>line = self.rfile.readline()</text:p>
      <text:p text:style-name="code10"><text:s text:c="8"/>remainbytes -= len(line)</text:p>
      <text:p text:style-name="code10"><text:s text:c="8"/>if not boundary in line:</text:p>
      <text:p text:style-name="code10"><text:s text:c="12"/>return (False, "Content NOT begin with boundary")</text:p>
      <text:p text:style-name="code10"><text:s text:c="8"/>line = self.rfile.readline()</text:p>
      <text:p text:style-name="code10"><text:s text:c="8"/>remainbytes -= len(line)</text:p>
      <text:p text:style-name="code10"><text:s text:c="8"/>fn = re.findall(r'Content-Disposition.*name="file"; filename="(.*)"', line)</text:p>
      <text:p text:style-name="code10"><text:s text:c="8"/>if not fn:</text:p>
      <text:p text:style-name="code10"><text:s text:c="12"/>return (False, "Can't find out file name...")</text:p>
      <text:p text:style-name="code10"><text:s text:c="8"/>path = self.translate_path(self.path)</text:p>
      <text:p text:style-name="code10"><text:s text:c="8"/>fn = os.path.join(path, fn[0])</text:p>
      <text:p text:style-name="code10"><text:s text:c="8"/>line = self.rfile.readline()</text:p>
      <text:p text:style-name="code10"><text:s text:c="8"/>remainbytes -= len(line)</text:p>
      <text:p text:style-name="code10"><text:s text:c="8"/>line = self.rfile.readline()</text:p>
      <text:p text:style-name="code10"><text:s text:c="8"/>remainbytes -= len(line)</text:p>
      <text:p text:style-name="code10"><text:s text:c="8"/>try:</text:p>
      <text:p text:style-name="code10"><text:s text:c="12"/>out = open(fn, 'wb')</text:p>
      <text:p text:style-name="code10"><text:s text:c="8"/>except IOError:</text:p>
      <text:p text:style-name="code10"><text:s text:c="12"/>return (False, "Can't create file to write, do you have permission to write?")</text:p>
      <text:p text:style-name="code10"><text:s text:c="16"/></text:p>
      <text:p text:style-name="code10"><text:s text:c="8"/>preline = self.rfile.readline()</text:p>
      <text:p text:style-name="code10"><text:s text:c="8"/>remainbytes -= len(preline)</text:p>
      <text:p text:style-name="code10"><text:s text:c="8"/>while remainbytes &gt; 0:</text:p>
      <text:p text:style-name="code10"><text:s text:c="12"/>line = self.rfile.readline()</text:p>
      <text:p text:style-name="code10"><text:s text:c="12"/>remainbytes -= len(line)</text:p>
      <text:p text:style-name="code10"><text:s text:c="12"/>if boundary in line:</text:p>
      <text:p text:style-name="code10"><text:s text:c="16"/>preline = preline[0:-1]</text:p>
      <text:p text:style-name="code10"><text:soft-page-break/><text:s text:c="16"/>if preline.endswith('\r'):</text:p>
      <text:p text:style-name="code10"><text:s text:c="20"/>preline = preline[0:-1]</text:p>
      <text:p text:style-name="code10"><text:s text:c="16"/>out.write(preline)</text:p>
      <text:p text:style-name="code10"><text:s text:c="16"/>out.close()</text:p>
      <text:p text:style-name="code10"><text:s text:c="16"/>return (True, "File '%s' upload success!" % fn)</text:p>
      <text:p text:style-name="code10"><text:s text:c="12"/>else:</text:p>
      <text:p text:style-name="code10"><text:s text:c="16"/>out.write(preline)</text:p>
      <text:p text:style-name="code10"><text:s text:c="16"/>preline = line</text:p>
      <text:p text:style-name="code10"><text:s text:c="8"/>return (False, "Unexpect Ends of data.")</text:p>
      <text:p text:style-name="code10"/>
      <text:p text:style-name="code10"><text:s text:c="4"/>def send_head(self):</text:p>
      <text:p text:style-name="code10"><text:s text:c="8"/>"""Common code for GET and HEAD commands.</text:p>
      <text:p text:style-name="code10"><text:s text:c="8"/>This sends the response code and MIME headers.</text:p>
      <text:p text:style-name="code10"><text:s text:c="8"/>Return value is either a file object (which has to be copied</text:p>
      <text:p text:style-name="code10"><text:s text:c="8"/>to the outputfile by the caller unless the command was HEAD,</text:p>
      <text:p text:style-name="code10"><text:s text:c="8"/>and must be closed by the caller under all circumstances), or</text:p>
      <text:p text:style-name="code10"><text:s text:c="8"/>None, in which case the caller has nothing further to do.</text:p>
      <text:p text:style-name="code10"><text:s text:c="8"/>"""</text:p>
      <text:p text:style-name="code10"><text:s text:c="8"/>path = self.translate_path(self.path)</text:p>
      <text:p text:style-name="code10"><text:s text:c="8"/>f = None</text:p>
      <text:p text:style-name="code10"><text:s text:c="8"/>if os.path.isdir(path):</text:p>
      <text:p text:style-name="code10"><text:s text:c="12"/>if not self.path.endswith('/'):</text:p>
      <text:p text:style-name="code10"><text:s text:c="16"/># redirect browser - doing basically what apache does</text:p>
      <text:p text:style-name="code10"><text:s text:c="16"/>self.send_response(301)</text:p>
      <text:p text:style-name="code10"><text:s text:c="16"/>self.send_header("Location", self.path + "/")</text:p>
      <text:p text:style-name="code10"><text:s text:c="16"/>self.end_headers()</text:p>
      <text:p text:style-name="code10"><text:s text:c="16"/>return None</text:p>
      <text:p text:style-name="code10"><text:s text:c="12"/>for index in "index.html", "index.htm":</text:p>
      <text:p text:style-name="code10"><text:s text:c="16"/>index = os.path.join(path, index)</text:p>
      <text:p text:style-name="code10"><text:s text:c="16"/>if os.path.exists(index):</text:p>
      <text:p text:style-name="code10"><text:s text:c="20"/>path = index</text:p>
      <text:p text:style-name="code10"><text:s text:c="20"/>break</text:p>
      <text:p text:style-name="code10"><text:s text:c="12"/>else:</text:p>
      <text:p text:style-name="code10"><text:s text:c="16"/>return self.list_directory(path)</text:p>
      <text:p text:style-name="code10"><text:s text:c="8"/>ctype = self.guess_type(path)</text:p>
      <text:p text:style-name="code10"><text:s text:c="8"/>try:</text:p>
      <text:p text:style-name="code10"><text:s text:c="12"/># Always read in binary mode. Opening files in text mode may cause</text:p>
      <text:p text:style-name="code10"><text:s text:c="12"/># newline translations, making the actual size of the content</text:p>
      <text:p text:style-name="code10"><text:s text:c="12"/># transmitted *less* than the content-length!</text:p>
      <text:p text:style-name="code10"><text:s text:c="12"/>f = open(path, 'rb')</text:p>
      <text:p text:style-name="code10"><text:s text:c="8"/>except IOError:</text:p>
      <text:p text:style-name="code10"><text:s text:c="12"/>self.send_error(404, "File not found")</text:p>
      <text:p text:style-name="code10"><text:s text:c="12"/>return None</text:p>
      <text:p text:style-name="code10"><text:s text:c="8"/>self.send_response(200)</text:p>
      <text:p text:style-name="code10"><text:s text:c="8"/>self.send_header("Content-type", ctype)</text:p>
      <text:p text:style-name="code10"><text:s text:c="8"/>fs = os.fstat(f.fileno())</text:p>
      <text:p text:style-name="code10"><text:s text:c="8"/>self.send_header("Content-Length", str(fs[6]))</text:p>
      <text:p text:style-name="code10"><text:s text:c="8"/>self.send_header("Last-Modified", self.date_time_string(fs.st_mtime))</text:p>
      <text:p text:style-name="code10"><text:s text:c="8"/>self.end_headers()</text:p>
      <text:p text:style-name="code10"><text:s text:c="8"/>return f</text:p>
      <text:p text:style-name="code10"/>
      <text:p text:style-name="code10"><text:s text:c="4"/>def list_directory(self, path):</text:p>
      <text:p text:style-name="code10"><text:s text:c="8"/>"""Helper to produce a directory listing (absent index.html).</text:p>
      <text:p text:style-name="code10"><text:s text:c="8"/>Return value is either a file object, or None (indicating an</text:p>
      <text:p text:style-name="code10"><text:s text:c="8"/>error). <text:s/>In either case, the headers are sent, making the</text:p>
      <text:p text:style-name="code10"><text:s text:c="8"/>interface the same as for send_head().</text:p>
      <text:p text:style-name="code10"><text:s text:c="8"/>"""</text:p>
      <text:p text:style-name="code10"><text:s text:c="8"/>try:</text:p>
      <text:p text:style-name="code10"><text:s text:c="12"/>list = os.listdir(path)</text:p>
      <text:p text:style-name="code10"><text:s text:c="8"/>except os.error:</text:p>
      <text:p text:style-name="code10"><text:s text:c="12"/>self.send_error(404, "No permission to list directory")</text:p>
      <text:p text:style-name="code10"><text:soft-page-break/><text:s text:c="12"/>return None</text:p>
      <text:p text:style-name="code10"><text:s text:c="8"/>list.sort(key=lambda a: a.lower())</text:p>
      <text:p text:style-name="code10"><text:s text:c="8"/>f = StringIO()</text:p>
      <text:p text:style-name="code10"><text:s text:c="8"/>displaypath = cgi.escape(urllib.unquote(self.path))</text:p>
      <text:p text:style-name="code10"><text:s text:c="8"/>f.write('&lt;!DOCTYPE html PUBLIC "-//W3C//DTD HTML 3.2 Final//EN"&gt;')</text:p>
      <text:p text:style-name="code10"><text:s text:c="8"/>f.write("&lt;html&gt;\n&lt;title&gt;Directory listing for %s&lt;/title&gt;\n" % displaypath)</text:p>
      <text:p text:style-name="code10"><text:s text:c="8"/>f.write("&lt;body&gt;\n&lt;h2&gt;Directory listing for %s&lt;/h2&gt;\n" % displaypath)</text:p>
      <text:p text:style-name="code10"><text:s text:c="8"/>f.write("&lt;hr&gt;\n")</text:p>
      <text:p text:style-name="code10"><text:s text:c="8"/>f.write("&lt;form ENCTYPE=\"multipart/form-data\" method=\"post\"&gt;")</text:p>
      <text:p text:style-name="code10"><text:s text:c="8"/>f.write("&lt;input name=\"file\" type=\"file\"/&gt;")</text:p>
      <text:p text:style-name="code10"><text:s text:c="8"/>f.write("&lt;input type=\"submit\" value=\"upload\"/&gt;&lt;/form&gt;\n")</text:p>
      <text:p text:style-name="code10"><text:s text:c="8"/>f.write("&lt;hr&gt;\n&lt;ul&gt;\n")</text:p>
      <text:p text:style-name="code10"><text:s text:c="8"/>for name in list:</text:p>
      <text:p text:style-name="code10"><text:s text:c="12"/>fullname = os.path.join(path, name)</text:p>
      <text:p text:style-name="code10"><text:s text:c="12"/>displayname = linkname = name</text:p>
      <text:p text:style-name="code10"><text:s text:c="12"/># Append / for directories or @ for symbolic links</text:p>
      <text:p text:style-name="code10"><text:s text:c="12"/>if os.path.isdir(fullname):</text:p>
      <text:p text:style-name="code10"><text:s text:c="16"/>displayname = name + "/"</text:p>
      <text:p text:style-name="code10"><text:s text:c="16"/>linkname = name + "/"</text:p>
      <text:p text:style-name="code10"><text:s text:c="12"/>if os.path.islink(fullname):</text:p>
      <text:p text:style-name="code10"><text:s text:c="16"/>displayname = name + "@"</text:p>
      <text:p text:style-name="code10"><text:s text:c="16"/># Note: a link to a directory displays with @ and links with /</text:p>
      <text:p text:style-name="code10"><text:s text:c="12"/>f.write('&lt;li&gt;&lt;a href="%s"&gt;%s&lt;/a&gt;\n'</text:p>
      <text:p text:style-name="code10"><text:s text:c="20"/>% (urllib.quote(linkname), cgi.escape(displayname)))</text:p>
      <text:p text:style-name="code10"><text:s text:c="8"/>f.write("&lt;/ul&gt;\n&lt;hr&gt;\n&lt;/body&gt;\n&lt;/html&gt;\n")</text:p>
      <text:p text:style-name="code10"><text:s text:c="8"/>length = f.tell()</text:p>
      <text:p text:style-name="code10"><text:s text:c="8"/>f.seek(0)</text:p>
      <text:p text:style-name="code10"><text:s text:c="8"/>self.send_response(200)</text:p>
      <text:p text:style-name="code10"><text:s text:c="8"/>self.send_header("Content-type", "text/html")</text:p>
      <text:p text:style-name="code10"><text:s text:c="8"/>self.send_header("Content-Length", str(length))</text:p>
      <text:p text:style-name="code10"><text:s text:c="8"/>self.end_headers()</text:p>
      <text:p text:style-name="code10"><text:s text:c="8"/>return f</text:p>
      <text:p text:style-name="code10"/>
      <text:p text:style-name="code10"><text:s text:c="4"/>def translate_path(self, path):</text:p>
      <text:p text:style-name="code10"><text:s text:c="8"/>"""Translate a /-separated PATH to the local filename syntax.</text:p>
      <text:p text:style-name="code10"><text:s text:c="8"/>Components that mean special things to the local file system</text:p>
      <text:p text:style-name="code10"><text:s text:c="8"/>(e.g. drive or directory names) are ignored. <text:s/>(XXX They should</text:p>
      <text:p text:style-name="code10"><text:s text:c="8"/>probably be diagnosed.)</text:p>
      <text:p text:style-name="code10"><text:s text:c="8"/>"""</text:p>
      <text:p text:style-name="code10"><text:s text:c="8"/># abandon query parameters</text:p>
      <text:p text:style-name="code10"><text:s text:c="8"/>path = path.split('?',1)[0]</text:p>
      <text:p text:style-name="code10"><text:s text:c="8"/>path = path.split('#',1)[0]</text:p>
      <text:p text:style-name="code10"><text:s text:c="8"/>path = posixpath.normpath(urllib.unquote(path))</text:p>
      <text:p text:style-name="code10"><text:s text:c="8"/>words = path.split('/')</text:p>
      <text:p text:style-name="code10"><text:s text:c="8"/>words = filter(None, words)</text:p>
      <text:p text:style-name="code10"><text:s text:c="8"/>path = os.getcwd()</text:p>
      <text:p text:style-name="code10"><text:s text:c="8"/>for word in words:</text:p>
      <text:p text:style-name="code10"><text:s text:c="12"/>drive, word = os.path.splitdrive(word)</text:p>
      <text:p text:style-name="code10"><text:s text:c="12"/>head, word = os.path.split(word)</text:p>
      <text:p text:style-name="code10"><text:s text:c="12"/>if word in (os.curdir, os.pardir): continue</text:p>
      <text:p text:style-name="code10"><text:s text:c="12"/>path = os.path.join(path, word)</text:p>
      <text:p text:style-name="code10"><text:s text:c="8"/>return path</text:p>
      <text:p text:style-name="code10"/>
      <text:p text:style-name="code10"><text:s text:c="4"/>def copyfile(self, source, outputfile):</text:p>
      <text:p text:style-name="code10"><text:s text:c="8"/>"""Copy all data between two file objects.</text:p>
      <text:p text:style-name="code10"><text:s text:c="8"/>The SOURCE argument is a file object open for reading</text:p>
      <text:p text:style-name="code10"><text:s text:c="8"/>(or anything with a read() method) and the DESTINATION</text:p>
      <text:p text:style-name="code10"><text:s text:c="8"/>argument is a file object open for writing (or</text:p>
      <text:p text:style-name="code10"><text:s text:c="8"/>anything with a write() method).</text:p>
      <text:p text:style-name="code10"><text:s text:c="8"/>The only reason for overriding this would be to change</text:p>
      <text:p text:style-name="code10"><text:soft-page-break/><text:s text:c="8"/>the block size or perhaps to replace newlines by CRLF</text:p>
      <text:p text:style-name="code10"><text:s text:c="8"/>-- note however that this the default server uses this</text:p>
      <text:p text:style-name="code10"><text:s text:c="8"/>to copy binary data as well.</text:p>
      <text:p text:style-name="code10"><text:s text:c="8"/>"""</text:p>
      <text:p text:style-name="code10"><text:s text:c="8"/>shutil.copyfileobj(source, outputfile)</text:p>
      <text:p text:style-name="code10"/>
      <text:p text:style-name="code10"><text:s text:c="4"/>def guess_type(self, path):</text:p>
      <text:p text:style-name="code10"><text:s text:c="8"/>"""Guess the type of a file.</text:p>
      <text:p text:style-name="code10"><text:s text:c="8"/>Argument is a PATH (a filename).</text:p>
      <text:p text:style-name="code10"><text:s text:c="8"/>Return value is a string of the form type/subtype,</text:p>
      <text:p text:style-name="code10"><text:s text:c="8"/>usable for a MIME Content-type header.</text:p>
      <text:p text:style-name="code10"><text:s text:c="8"/>The default implementation looks the file's extension</text:p>
      <text:p text:style-name="code10"><text:s text:c="8"/>up in the table self.extensions_map, using application/octet-stream</text:p>
      <text:p text:style-name="code10"><text:s text:c="8"/>as a default; however it would be permissible (if</text:p>
      <text:p text:style-name="code10"><text:s text:c="8"/>slow) to look inside the data to make a better guess.</text:p>
      <text:p text:style-name="code10"><text:s text:c="8"/>"""</text:p>
      <text:p text:style-name="code10"/>
      <text:p text:style-name="code10"><text:s text:c="8"/>base, ext = posixpath.splitext(path)</text:p>
      <text:p text:style-name="code10"><text:s text:c="8"/>if ext in self.extensions_map:</text:p>
      <text:p text:style-name="code10"><text:s text:c="12"/>return self.extensions_map[ext]</text:p>
      <text:p text:style-name="code10"><text:s text:c="8"/>ext = ext.lower()</text:p>
      <text:p text:style-name="code10"><text:s text:c="8"/>if ext in self.extensions_map:</text:p>
      <text:p text:style-name="code10"><text:s text:c="12"/>return self.extensions_map[ext]</text:p>
      <text:p text:style-name="code10"><text:s text:c="8"/>else:</text:p>
      <text:p text:style-name="code10"><text:s text:c="12"/>return self.extensions_map['']</text:p>
      <text:p text:style-name="code10"/>
      <text:p text:style-name="code10"><text:s text:c="4"/>if not mimetypes.inited:</text:p>
      <text:p text:style-name="code10"><text:s text:c="8"/>mimetypes.init() # try to read system mime.types</text:p>
      <text:p text:style-name="code10"><text:s text:c="4"/>extensions_map = mimetypes.types_map.copy()</text:p>
      <text:p text:style-name="code10"><text:s text:c="4"/>extensions_map.update({</text:p>
      <text:p text:style-name="code10"><text:s text:c="8"/>'': 'application/octet-stream', # Default</text:p>
      <text:p text:style-name="code10"><text:s text:c="8"/>'.py': 'text/plain',</text:p>
      <text:p text:style-name="code10"><text:s text:c="8"/>'.c': 'text/plain',</text:p>
      <text:p text:style-name="code10"><text:s text:c="8"/>'.h': 'text/plain',</text:p>
      <text:p text:style-name="code10"><text:s text:c="8"/>})</text:p>
      <text:p text:style-name="code10"/>
      <text:p text:style-name="code10"/>
      <text:p text:style-name="code10">def test(HandlerClass = SimpleHTTPRequestHandler,</text:p>
      <text:p text:style-name="code10"><text:s text:c="9"/>ServerClass = BaseHTTPServer.HTTPServer):</text:p>
      <text:p text:style-name="code10"><text:s text:c="4"/>BaseHTTPServer.test(HandlerClass, ServerClass)</text:p>
      <text:p text:style-name="code10"/>
      <text:p text:style-name="code10">if __name__ == '__main__':</text:p>
      <text:p text:style-name="code10">test()</text:p>
      <text:p text:style-name="Text_20_body"/>
      <text:p text:style-name="Text_20_body"/>
      <text:h text:style-name="Heading_20_1" text:outline-level="1">touilleMan/SimpleHTTPServerWithUpload.py </text:h>
      <text:p text:style-name="Text_20_body">forked from UniIsland/SimpleHTTPServerWithUpload.py</text:p>
      <text:p text:style-name="Text_20_body">Last active 19 days ago</text:p>
      <text:p text:style-name="Text_20_body"/>
      <text:p text:style-name="code10">#!/usr/bin/env python3</text:p>
      <text:p text:style-name="code10"><text:s/></text:p>
      <text:p text:style-name="code10">"""Simple HTTP Server With Upload.</text:p>
      <text:p text:style-name="code10">This module builds on BaseHTTPServer by implementing the standard GET</text:p>
      <text:p text:style-name="code10">and HEAD requests in a fairly straightforward manner.</text:p>
      <text:p text:style-name="code10">see: https://gist.github.com/UniIsland/3346170</text:p>
      <text:p text:style-name="code10">"""</text:p>
      <text:p text:style-name="code10"><text:s/></text:p>
      <text:p text:style-name="code10"><text:s/></text:p>
      <text:p text:style-name="code10">__version__ = "0.1"</text:p>
      <text:p text:style-name="code10">__all__ = ["SimpleHTTPRequestHandler"]</text:p>
      <text:p text:style-name="code10">__author__ = "bones7456"</text:p>
      <text:p text:style-name="code10">__home_page__ = "http://li2z.cn/"</text:p>
      <text:p text:style-name="code10"><text:s/></text:p>
      <text:p text:style-name="code10">import os</text:p>
      <text:p text:style-name="code10">import posixpath</text:p>
      <text:p text:style-name="code10">import http.server</text:p>
      <text:p text:style-name="code10">import urllib.request, urllib.parse, urllib.error</text:p>
      <text:p text:style-name="code10">import cgi</text:p>
      <text:p text:style-name="code10">import shutil</text:p>
      <text:p text:style-name="code10">import mimetypes</text:p>
      <text:p text:style-name="code10">import re</text:p>
      <text:p text:style-name="code10">from io import BytesIO</text:p>
      <text:p text:style-name="code10"><text:s/></text:p>
      <text:p text:style-name="code10"><text:s/></text:p>
      <text:p text:style-name="code10">class SimpleHTTPRequestHandler(http.server.BaseHTTPRequestHandler):</text:p>
      <text:p text:style-name="code10"><text:s/></text:p>
      <text:p text:style-name="code10"><text:s text:c="4"/>"""Simple HTTP request handler with GET/HEAD/POST commands.</text:p>
      <text:p text:style-name="code10"><text:s text:c="4"/>This serves files from the current directory and any of its</text:p>
      <text:p text:style-name="code10"><text:s text:c="4"/>subdirectories. <text:s/>The MIME type for files is determined by</text:p>
      <text:p text:style-name="code10"><text:s text:c="4"/>calling the .guess_type() method. And can reveive file uploaded</text:p>
      <text:p text:style-name="code10"><text:s text:c="4"/>by client.</text:p>
      <text:p text:style-name="code10"><text:s text:c="4"/>The GET/HEAD/POST requests are identical except that the HEAD</text:p>
      <text:p text:style-name="code10"><text:s text:c="4"/>request omits the actual contents of the file.</text:p>
      <text:p text:style-name="code10"><text:s text:c="4"/>"""</text:p>
      <text:p text:style-name="code10"><text:s/></text:p>
      <text:p text:style-name="code10"><text:s text:c="4"/>server_version = "SimpleHTTPWithUpload/" + __version__</text:p>
      <text:p text:style-name="code10"><text:s/></text:p>
      <text:p text:style-name="code10"><text:s text:c="4"/>def do_GET(self):</text:p>
      <text:p text:style-name="code10"><text:s text:c="8"/>"""Serve a GET request."""</text:p>
      <text:p text:style-name="code10"><text:s text:c="8"/>f = self.send_head()</text:p>
      <text:p text:style-name="code10"><text:s text:c="8"/>if f:</text:p>
      <text:p text:style-name="code10"><text:s text:c="12"/>self.copyfile(f, self.wfile)</text:p>
      <text:p text:style-name="code10"><text:s text:c="12"/>f.close()</text:p>
      <text:p text:style-name="code10"><text:s/></text:p>
      <text:p text:style-name="code10"><text:s text:c="4"/>def do_HEAD(self):</text:p>
      <text:p text:style-name="code10"><text:s text:c="8"/>"""Serve a HEAD request."""</text:p>
      <text:p text:style-name="code10"><text:s text:c="8"/>f = self.send_head()</text:p>
      <text:p text:style-name="code10"><text:s text:c="8"/>if f:</text:p>
      <text:p text:style-name="code10"><text:s text:c="12"/>f.close()</text:p>
      <text:p text:style-name="code10"><text:s/></text:p>
      <text:p text:style-name="code10"><text:s text:c="4"/>def do_POST(self):</text:p>
      <text:p text:style-name="code10"><text:soft-page-break/><text:s text:c="8"/>"""Serve a POST request."""</text:p>
      <text:p text:style-name="code10"><text:s text:c="8"/>r, info = self.deal_post_data()</text:p>
      <text:p text:style-name="code10"><text:s text:c="8"/>print((r, info, "by: ", self.client_address))</text:p>
      <text:p text:style-name="code10"><text:s text:c="8"/>f = BytesIO()</text:p>
      <text:p text:style-name="code10"><text:s text:c="8"/>f.write(b'&lt;!DOCTYPE html PUBLIC "-//W3C//DTD HTML 3.2 Final//EN"&gt;')</text:p>
      <text:p text:style-name="code10"><text:s text:c="8"/>f.write(b"&lt;html&gt;\n&lt;title&gt;Upload Result Page&lt;/title&gt;\n")</text:p>
      <text:p text:style-name="code10"><text:s text:c="8"/>f.write(b"&lt;body&gt;\n&lt;h2&gt;Upload Result Page&lt;/h2&gt;\n")</text:p>
      <text:p text:style-name="code10"><text:s text:c="8"/>f.write(b"&lt;hr&gt;\n")</text:p>
      <text:p text:style-name="code10"><text:s text:c="8"/>if r:</text:p>
      <text:p text:style-name="code10"><text:s text:c="12"/>f.write(b"&lt;strong&gt;Success:&lt;/strong&gt;")</text:p>
      <text:p text:style-name="code10"><text:s text:c="8"/>else:</text:p>
      <text:p text:style-name="code10"><text:s text:c="12"/>f.write(b"&lt;strong&gt;Failed:&lt;/strong&gt;")</text:p>
      <text:p text:style-name="code10"><text:s text:c="8"/>f.write(info.encode())</text:p>
      <text:p text:style-name="code10"><text:s text:c="8"/>f.write(("&lt;br&gt;&lt;a href=\"%s\"&gt;back&lt;/a&gt;" % self.headers['referer']).encode())</text:p>
      <text:p text:style-name="code10"><text:s text:c="8"/>f.write(b"&lt;hr&gt;&lt;small&gt;Powerd By: bones7456, check new version at ")</text:p>
      <text:p text:style-name="code10"><text:s text:c="8"/>f.write(b"&lt;a href=\"http://li2z.cn/?s=SimpleHTTPServerWithUpload\"&gt;")</text:p>
      <text:p text:style-name="code10"><text:s text:c="8"/>f.write(b"here&lt;/a&gt;.&lt;/small&gt;&lt;/body&gt;\n&lt;/html&gt;\n")</text:p>
      <text:p text:style-name="code10"><text:s text:c="8"/>length = f.tell()</text:p>
      <text:p text:style-name="code10"><text:s text:c="8"/>f.seek(0)</text:p>
      <text:p text:style-name="code10"><text:s text:c="8"/>self.send_response(200)</text:p>
      <text:p text:style-name="code10"><text:s text:c="8"/>self.send_header("Content-type", "text/html")</text:p>
      <text:p text:style-name="code10"><text:s text:c="8"/>self.send_header("Content-Length", str(length))</text:p>
      <text:p text:style-name="code10"><text:s text:c="8"/>self.end_headers()</text:p>
      <text:p text:style-name="code10"><text:s text:c="8"/>if f:</text:p>
      <text:p text:style-name="code10"><text:s text:c="12"/>self.copyfile(f, self.wfile)</text:p>
      <text:p text:style-name="code10"><text:s text:c="12"/>f.close()</text:p>
      <text:p text:style-name="code10"><text:s text:c="8"/></text:p>
      <text:p text:style-name="code10"><text:s text:c="4"/>def deal_post_data(self):</text:p>
      <text:p text:style-name="code10"><text:s text:c="8"/>content_type = self.headers['content-type']</text:p>
      <text:p text:style-name="code10"><text:s text:c="8"/>if not content_type:</text:p>
      <text:p text:style-name="code10"><text:s text:c="12"/>return (False, "Content-Type header doesn't contain boundary")</text:p>
      <text:p text:style-name="code10"><text:s text:c="8"/>boundary = content_type.split("=")[1].encode()</text:p>
      <text:p text:style-name="code10"><text:s text:c="8"/>remainbytes = int(self.headers['content-length'])</text:p>
      <text:p text:style-name="code10"><text:s text:c="8"/>line = self.rfile.readline()</text:p>
      <text:p text:style-name="code10"><text:s text:c="8"/>remainbytes -= len(line)</text:p>
      <text:p text:style-name="code10"><text:s text:c="8"/>if not boundary in line:</text:p>
      <text:p text:style-name="code10"><text:s text:c="12"/>return (False, "Content NOT begin with boundary")</text:p>
      <text:p text:style-name="code10"><text:s text:c="8"/>line = self.rfile.readline()</text:p>
      <text:p text:style-name="code10"><text:s text:c="8"/>remainbytes -= len(line)</text:p>
      <text:p text:style-name="code10"><text:s text:c="8"/>fn = re.findall(r'Content-Disposition.*name="file"; filename="(.*)"', line.decode())</text:p>
      <text:p text:style-name="code10"><text:s text:c="8"/>if not fn:</text:p>
      <text:p text:style-name="code10"><text:s text:c="12"/>return (False, "Can't find out file name...")</text:p>
      <text:p text:style-name="code10"><text:s text:c="8"/>path = self.translate_path(self.path)</text:p>
      <text:p text:style-name="code10"><text:s text:c="8"/>fn = os.path.join(path, fn[0])</text:p>
      <text:p text:style-name="code10"><text:s text:c="8"/>line = self.rfile.readline()</text:p>
      <text:p text:style-name="code10"><text:s text:c="8"/>remainbytes -= len(line)</text:p>
      <text:p text:style-name="code10"><text:s text:c="8"/>line = self.rfile.readline()</text:p>
      <text:p text:style-name="code10"><text:s text:c="8"/>remainbytes -= len(line)</text:p>
      <text:p text:style-name="code10"><text:s text:c="8"/>try:</text:p>
      <text:p text:style-name="code10"><text:s text:c="12"/>out = open(fn, 'wb')</text:p>
      <text:p text:style-name="code10"><text:s text:c="8"/>except IOError:</text:p>
      <text:p text:style-name="code10"><text:s text:c="12"/>return (False, "Can't create file to write, do you have permission to write?")</text:p>
      <text:p text:style-name="code10"><text:s text:c="16"/></text:p>
      <text:p text:style-name="code10"><text:s text:c="8"/>preline = self.rfile.readline()</text:p>
      <text:p text:style-name="code10"><text:s text:c="8"/>remainbytes -= len(preline)</text:p>
      <text:p text:style-name="code10"><text:s text:c="8"/>while remainbytes &gt; 0:</text:p>
      <text:p text:style-name="code10"><text:s text:c="12"/>line = self.rfile.readline()</text:p>
      <text:p text:style-name="code10"><text:s text:c="12"/>remainbytes -= len(line)</text:p>
      <text:p text:style-name="code10"><text:soft-page-break/><text:s text:c="12"/>if boundary in line:</text:p>
      <text:p text:style-name="code10"><text:s text:c="16"/>preline = preline[0:-1]</text:p>
      <text:p text:style-name="code10"><text:s text:c="16"/>if preline.endswith(b'\r'):</text:p>
      <text:p text:style-name="code10"><text:s text:c="20"/>preline = preline[0:-1]</text:p>
      <text:p text:style-name="code10"><text:s text:c="16"/>out.write(preline)</text:p>
      <text:p text:style-name="code10"><text:s text:c="16"/>out.close()</text:p>
      <text:p text:style-name="code10"><text:s text:c="16"/>return (True, "File '%s' upload success!" % fn)</text:p>
      <text:p text:style-name="code10"><text:s text:c="12"/>else:</text:p>
      <text:p text:style-name="code10"><text:s text:c="16"/>out.write(preline)</text:p>
      <text:p text:style-name="code10"><text:s text:c="16"/>preline = line</text:p>
      <text:p text:style-name="code10"><text:s text:c="8"/>return (False, "Unexpect Ends of data.")</text:p>
      <text:p text:style-name="code10"><text:s/></text:p>
      <text:p text:style-name="code10"><text:s text:c="4"/>def send_head(self):</text:p>
      <text:p text:style-name="code10"><text:s text:c="8"/>"""Common code for GET and HEAD commands.</text:p>
      <text:p text:style-name="code10"><text:s text:c="8"/>This sends the response code and MIME headers.</text:p>
      <text:p text:style-name="code10"><text:s text:c="8"/>Return value is either a file object (which has to be copied</text:p>
      <text:p text:style-name="code10"><text:s text:c="8"/>to the outputfile by the caller unless the command was HEAD,</text:p>
      <text:p text:style-name="code10"><text:s text:c="8"/>and must be closed by the caller under all circumstances), or</text:p>
      <text:p text:style-name="code10"><text:s text:c="8"/>None, in which case the caller has nothing further to do.</text:p>
      <text:p text:style-name="code10"><text:s text:c="8"/>"""</text:p>
      <text:p text:style-name="code10"><text:s text:c="8"/>path = self.translate_path(self.path)</text:p>
      <text:p text:style-name="code10"><text:s text:c="8"/>f = None</text:p>
      <text:p text:style-name="code10"><text:s text:c="8"/>if os.path.isdir(path):</text:p>
      <text:p text:style-name="code10"><text:s text:c="12"/>if not self.path.endswith('/'):</text:p>
      <text:p text:style-name="code10"><text:s text:c="16"/># redirect browser - doing basically what apache does</text:p>
      <text:p text:style-name="code10"><text:s text:c="16"/>self.send_response(301)</text:p>
      <text:p text:style-name="code10"><text:s text:c="16"/>self.send_header("Location", self.path + "/")</text:p>
      <text:p text:style-name="code10"><text:s text:c="16"/>self.end_headers()</text:p>
      <text:p text:style-name="code10"><text:s text:c="16"/>return None</text:p>
      <text:p text:style-name="code10"><text:s text:c="12"/>for index in "index.html", "index.htm":</text:p>
      <text:p text:style-name="code10"><text:s text:c="16"/>index = os.path.join(path, index)</text:p>
      <text:p text:style-name="code10"><text:s text:c="16"/>if os.path.exists(index):</text:p>
      <text:p text:style-name="code10"><text:s text:c="20"/>path = index</text:p>
      <text:p text:style-name="code10"><text:s text:c="20"/>break</text:p>
      <text:p text:style-name="code10"><text:s text:c="12"/>else:</text:p>
      <text:p text:style-name="code10"><text:s text:c="16"/>return self.list_directory(path)</text:p>
      <text:p text:style-name="code10"><text:s text:c="8"/>ctype = self.guess_type(path)</text:p>
      <text:p text:style-name="code10"><text:s text:c="8"/>try:</text:p>
      <text:p text:style-name="code10"><text:s text:c="12"/># Always read in binary mode. Opening files in text mode may cause</text:p>
      <text:p text:style-name="code10"><text:s text:c="12"/># newline translations, making the actual size of the content</text:p>
      <text:p text:style-name="code10"><text:s text:c="12"/># transmitted *less* than the content-length!</text:p>
      <text:p text:style-name="code10"><text:s text:c="12"/>f = open(path, 'rb')</text:p>
      <text:p text:style-name="code10"><text:s text:c="8"/>except IOError:</text:p>
      <text:p text:style-name="code10"><text:s text:c="12"/>self.send_error(404, "File not found")</text:p>
      <text:p text:style-name="code10"><text:s text:c="12"/>return None</text:p>
      <text:p text:style-name="code10"><text:s text:c="8"/>self.send_response(200)</text:p>
      <text:p text:style-name="code10"><text:s text:c="8"/>self.send_header("Content-type", ctype)</text:p>
      <text:p text:style-name="code10"><text:s text:c="8"/>fs = os.fstat(f.fileno())</text:p>
      <text:p text:style-name="code10"><text:s text:c="8"/>self.send_header("Content-Length", str(fs[6]))</text:p>
      <text:p text:style-name="code10"><text:s text:c="8"/>self.send_header("Last-Modified", self.date_time_string(fs.st_mtime))</text:p>
      <text:p text:style-name="code10"><text:s text:c="8"/>self.end_headers()</text:p>
      <text:p text:style-name="code10"><text:s text:c="8"/>return f</text:p>
      <text:p text:style-name="code10"><text:s/></text:p>
      <text:p text:style-name="code10"><text:s text:c="4"/>def list_directory(self, path):</text:p>
      <text:p text:style-name="code10"><text:s text:c="8"/>"""Helper to produce a directory listing (absent index.html).</text:p>
      <text:p text:style-name="code10"><text:s text:c="8"/>Return value is either a file object, or None (indicating an</text:p>
      <text:p text:style-name="code10"><text:s text:c="8"/>error). <text:s/>In either case, the headers are sent, making the</text:p>
      <text:p text:style-name="code10"><text:s text:c="8"/>interface the same as for send_head().</text:p>
      <text:p text:style-name="code10"><text:s text:c="8"/>"""</text:p>
      <text:p text:style-name="code10"><text:s text:c="8"/>try:</text:p>
      <text:p text:style-name="code10"><text:s text:c="12"/>list = os.listdir(path)</text:p>
      <text:p text:style-name="code10"><text:soft-page-break/><text:s text:c="8"/>except os.error:</text:p>
      <text:p text:style-name="code10"><text:s text:c="12"/>self.send_error(404, "No permission to list directory")</text:p>
      <text:p text:style-name="code10"><text:s text:c="12"/>return None</text:p>
      <text:p text:style-name="code10"><text:s text:c="8"/>list.sort(key=lambda a: a.lower())</text:p>
      <text:p text:style-name="code10"><text:s text:c="8"/>f = BytesIO()</text:p>
      <text:p text:style-name="code10"><text:s text:c="8"/>displaypath = cgi.escape(urllib.parse.unquote(self.path))</text:p>
      <text:p text:style-name="code10"><text:s text:c="8"/>f.write(b'&lt;!DOCTYPE html PUBLIC "-//W3C//DTD HTML 3.2 Final//EN"&gt;')</text:p>
      <text:p text:style-name="code10"><text:s text:c="8"/>f.write(("&lt;html&gt;\n&lt;title&gt;Directory listing for %s&lt;/title&gt;\n" % displaypath).encode())</text:p>
      <text:p text:style-name="code10"><text:s text:c="8"/>f.write(("&lt;body&gt;\n&lt;h2&gt;Directory listing for %s&lt;/h2&gt;\n" % displaypath).encode())</text:p>
      <text:p text:style-name="code10"><text:s text:c="8"/>f.write(b"&lt;hr&gt;\n")</text:p>
      <text:p text:style-name="code10"><text:s text:c="8"/>f.write(b"&lt;form ENCTYPE=\"multipart/form-data\" method=\"post\"&gt;")</text:p>
      <text:p text:style-name="code10"><text:s text:c="8"/>f.write(b"&lt;input name=\"file\" type=\"file\"/&gt;")</text:p>
      <text:p text:style-name="code10"><text:s text:c="8"/>f.write(b"&lt;input type=\"submit\" value=\"upload\"/&gt;&lt;/form&gt;\n")</text:p>
      <text:p text:style-name="code10"><text:s text:c="8"/>f.write(b"&lt;hr&gt;\n&lt;ul&gt;\n")</text:p>
      <text:p text:style-name="code10"><text:s text:c="8"/>for name in list:</text:p>
      <text:p text:style-name="code10"><text:s text:c="12"/>fullname = os.path.join(path, name)</text:p>
      <text:p text:style-name="code10"><text:s text:c="12"/>displayname = linkname = name</text:p>
      <text:p text:style-name="code10"><text:s text:c="12"/># Append / for directories or @ for symbolic links</text:p>
      <text:p text:style-name="code10"><text:s text:c="12"/>if os.path.isdir(fullname):</text:p>
      <text:p text:style-name="code10"><text:s text:c="16"/>displayname = name + "/"</text:p>
      <text:p text:style-name="code10"><text:s text:c="16"/>linkname = name + "/"</text:p>
      <text:p text:style-name="code10"><text:s text:c="12"/>if os.path.islink(fullname):</text:p>
      <text:p text:style-name="code10"><text:s text:c="16"/>displayname = name + "@"</text:p>
      <text:p text:style-name="code10"><text:s text:c="16"/># Note: a link to a directory displays with @ and links with /</text:p>
      <text:p text:style-name="code10"><text:s text:c="12"/>f.write(('&lt;li&gt;&lt;a href="%s"&gt;%s&lt;/a&gt;\n'</text:p>
      <text:p text:style-name="code10"><text:s text:c="20"/>% (urllib.parse.quote(linkname), cgi.escape(displayname))).encode())</text:p>
      <text:p text:style-name="code10"><text:s text:c="8"/>f.write(b"&lt;/ul&gt;\n&lt;hr&gt;\n&lt;/body&gt;\n&lt;/html&gt;\n")</text:p>
      <text:p text:style-name="code10"><text:s text:c="8"/>length = f.tell()</text:p>
      <text:p text:style-name="code10"><text:s text:c="8"/>f.seek(0)</text:p>
      <text:p text:style-name="code10"><text:s text:c="8"/>self.send_response(200)</text:p>
      <text:p text:style-name="code10"><text:s text:c="8"/>self.send_header("Content-type", "text/html")</text:p>
      <text:p text:style-name="code10"><text:s text:c="8"/>self.send_header("Content-Length", str(length))</text:p>
      <text:p text:style-name="code10"><text:s text:c="8"/>self.end_headers()</text:p>
      <text:p text:style-name="code10"><text:s text:c="8"/>return f</text:p>
      <text:p text:style-name="code10"><text:s/></text:p>
      <text:p text:style-name="code10"><text:s text:c="4"/>def translate_path(self, path):</text:p>
      <text:p text:style-name="code10"><text:s text:c="8"/>"""Translate a /-separated PATH to the local filename syntax.</text:p>
      <text:p text:style-name="code10"><text:s text:c="8"/>Components that mean special things to the local file system</text:p>
      <text:p text:style-name="code10"><text:s text:c="8"/>(e.g. drive or directory names) are ignored. <text:s/>(XXX They should</text:p>
      <text:p text:style-name="code10"><text:s text:c="8"/>probably be diagnosed.)</text:p>
      <text:p text:style-name="code10"><text:s text:c="8"/>"""</text:p>
      <text:p text:style-name="code10"><text:s text:c="8"/># abandon query parameters</text:p>
      <text:p text:style-name="code10"><text:s text:c="8"/>path = path.split('?',1)[0]</text:p>
      <text:p text:style-name="code10"><text:s text:c="8"/>path = path.split('#',1)[0]</text:p>
      <text:p text:style-name="code10"><text:s text:c="8"/>path = posixpath.normpath(urllib.parse.unquote(path))</text:p>
      <text:p text:style-name="code10"><text:s text:c="8"/>words = path.split('/')</text:p>
      <text:p text:style-name="code10"><text:s text:c="8"/>words = [_f for _f in words if _f]</text:p>
      <text:p text:style-name="code10"><text:s text:c="8"/>path = os.getcwd()</text:p>
      <text:p text:style-name="code10"><text:s text:c="8"/>for word in words:</text:p>
      <text:p text:style-name="code10"><text:s text:c="12"/>drive, word = os.path.splitdrive(word)</text:p>
      <text:p text:style-name="code10"><text:s text:c="12"/>head, word = os.path.split(word)</text:p>
      <text:p text:style-name="code10"><text:s text:c="12"/>if word in (os.curdir, os.pardir): continue</text:p>
      <text:p text:style-name="code10"><text:s text:c="12"/>path = os.path.join(path, word)</text:p>
      <text:p text:style-name="code10"><text:s text:c="8"/>return path</text:p>
      <text:p text:style-name="code10"><text:s/></text:p>
      <text:p text:style-name="code10"><text:s text:c="4"/>def copyfile(self, source, outputfile):</text:p>
      <text:p text:style-name="code10"><text:s text:c="8"/>"""Copy all data between two file objects.</text:p>
      <text:p text:style-name="code10"><text:s text:c="8"/>The SOURCE argument is a file object open for reading</text:p>
      <text:p text:style-name="code10"><text:soft-page-break/><text:s text:c="8"/>(or anything with a read() method) and the DESTINATION</text:p>
      <text:p text:style-name="code10"><text:s text:c="8"/>argument is a file object open for writing (or</text:p>
      <text:p text:style-name="code10"><text:s text:c="8"/>anything with a write() method).</text:p>
      <text:p text:style-name="code10"><text:s text:c="8"/>The only reason for overriding this would be to change</text:p>
      <text:p text:style-name="code10"><text:s text:c="8"/>the block size or perhaps to replace newlines by CRLF</text:p>
      <text:p text:style-name="code10"><text:s text:c="8"/>-- note however that this the default server uses this</text:p>
      <text:p text:style-name="code10"><text:s text:c="8"/>to copy binary data as well.</text:p>
      <text:p text:style-name="code10"><text:s text:c="8"/>"""</text:p>
      <text:p text:style-name="code10"><text:s text:c="8"/>shutil.copyfileobj(source, outputfile)</text:p>
      <text:p text:style-name="code10"><text:s/></text:p>
      <text:p text:style-name="code10"><text:s text:c="4"/>def guess_type(self, path):</text:p>
      <text:p text:style-name="code10"><text:s text:c="8"/>"""Guess the type of a file.</text:p>
      <text:p text:style-name="code10"><text:s text:c="8"/>Argument is a PATH (a filename).</text:p>
      <text:p text:style-name="code10"><text:s text:c="8"/>Return value is a string of the form type/subtype,</text:p>
      <text:p text:style-name="code10"><text:s text:c="8"/>usable for a MIME Content-type header.</text:p>
      <text:p text:style-name="code10"><text:s text:c="8"/>The default implementation looks the file's extension</text:p>
      <text:p text:style-name="code10"><text:s text:c="8"/>up in the table self.extensions_map, using application/octet-stream</text:p>
      <text:p text:style-name="code10"><text:s text:c="8"/>as a default; however it would be permissible (if</text:p>
      <text:p text:style-name="code10"><text:s text:c="8"/>slow) to look inside the data to make a better guess.</text:p>
      <text:p text:style-name="code10"><text:s text:c="8"/>"""</text:p>
      <text:p text:style-name="code10"><text:s/></text:p>
      <text:p text:style-name="code10"><text:s text:c="8"/>base, ext = posixpath.splitext(path)</text:p>
      <text:p text:style-name="code10"><text:s text:c="8"/>if ext in self.extensions_map:</text:p>
      <text:p text:style-name="code10"><text:s text:c="12"/>return self.extensions_map[ext]</text:p>
      <text:p text:style-name="code10"><text:s text:c="8"/>ext = ext.lower()</text:p>
      <text:p text:style-name="code10"><text:s text:c="8"/>if ext in self.extensions_map:</text:p>
      <text:p text:style-name="code10"><text:s text:c="12"/>return self.extensions_map[ext]</text:p>
      <text:p text:style-name="code10"><text:s text:c="8"/>else:</text:p>
      <text:p text:style-name="code10"><text:s text:c="12"/>return self.extensions_map['']</text:p>
      <text:p text:style-name="code10"><text:s/></text:p>
      <text:p text:style-name="code10"><text:s text:c="4"/>if not mimetypes.inited:</text:p>
      <text:p text:style-name="code10"><text:s text:c="8"/>mimetypes.init() # try to read system mime.types</text:p>
      <text:p text:style-name="code10"><text:s text:c="4"/>extensions_map = mimetypes.types_map.copy()</text:p>
      <text:p text:style-name="code10"><text:s text:c="4"/>extensions_map.update({</text:p>
      <text:p text:style-name="code10"><text:s text:c="8"/>'': 'application/octet-stream', # Default</text:p>
      <text:p text:style-name="code10"><text:s text:c="8"/>'.py': 'text/plain',</text:p>
      <text:p text:style-name="code10"><text:s text:c="8"/>'.c': 'text/plain',</text:p>
      <text:p text:style-name="code10"><text:s text:c="8"/>'.h': 'text/plain',</text:p>
      <text:p text:style-name="code10"><text:s text:c="8"/>})</text:p>
      <text:p text:style-name="code10"><text:s/></text:p>
      <text:p text:style-name="code10"><text:s/></text:p>
      <text:p text:style-name="code10">def test(HandlerClass = SimpleHTTPRequestHandler,</text:p>
      <text:p text:style-name="code10"><text:s text:c="9"/>ServerClass = http.server.HTTPServer):</text:p>
      <text:p text:style-name="code10"><text:s text:c="4"/>http.server.test(HandlerClass, ServerClass)</text:p>
      <text:p text:style-name="code10"><text:s/></text:p>
      <text:p text:style-name="code10">if __name__ == '__main__':</text:p>
      <text:p text:style-name="code10">test()</text:p>
      <text:p text:style-name="Text_20_body"/>
      <text:p text:style-name="Text_20_body"/>
      <text:h text:style-name="Heading_20_1" text:outline-level="1">BaseHTTPServer – base classes for implementing web servers</text:h>
      <text:p text:style-name="Text_20_body"/>
      <text:p text:style-name="Text_20_body"><text:a xlink:type="simple" xlink:href="https://pymotw.com/2/BaseHTTPServer/">https://pymotw.com/2/BaseHTTPServer/</text:a> </text:p>
      <text:p text:style-name="Text_20_body">(mieux : <text:a xlink:type="simple" xlink:href="https://pymotw.com/3/http.server/">https://pymotw.com/3/http.server/</text:a> )</text:p>
      <text:p text:style-name="Text_20_body"/>
      <table:table table:name="Tableau1" table:style-name="Tableau1">
        <table:table-column table:style-name="Tableau1.A"/>
        <table:table-column table:style-name="Tableau1.B"/>
        <table:table-row>
          <table:table-cell table:style-name="Tableau1.A1" office:value-type="string">
            <text:p text:style-name="Table_20_Heading">Purpose:</text:p>
          </table:table-cell>
          <table:table-cell table:style-name="Tableau1.A1" office:value-type="string">
            <text:p text:style-name="Table_20_Contents">BaseHTTPServer includes classes that can form the basis of a web server.</text:p>
          </table:table-cell>
        </table:table-row>
        <table:table-row>
          <table:table-cell table:style-name="Tableau1.A1" office:value-type="string">
            <text:p text:style-name="Table_20_Heading">Available In:</text:p>
          </table:table-cell>
          <table:table-cell table:style-name="Tableau1.A1" office:value-type="string">
            <text:p text:style-name="Table_20_Contents">1.4 and later</text:p>
          </table:table-cell>
        </table:table-row>
      </table:table>
      <text:p text:style-name="Text_20_body"><text:a xlink:type="simple" xlink:href="https://pymotw.com/2/BaseHTTPServer/#module-BaseHTTPServer"><text:span text:style-name="Teletype">BaseHTTPServer</text:span></text:a> uses classes from <text:a xlink:type="simple" xlink:href="https://pymotw.com/2/SocketServer/index.html#module-SocketServer"><text:span text:style-name="Teletype">SocketServer</text:span></text:a> to create base classes for making HTTP servers. <text:span text:style-name="Teletype">HTTPServer</text:span> can be used directly, but the <text:span text:style-name="Teletype">BaseHTTPRequestHandler</text:span> is intended to be extended to handle each protocol method (GET, POST, etc.).</text:p>
      <text:p text:style-name="Text_20_body"/>
      <text:section text:style-name="Sect1" text:name="http-get">
        <text:h text:style-name="Heading_20_2" text:outline-level="2">HTTP GET</text:h>
        <text:p text:style-name="Text_20_body">To add support for an HTTP method in your request handler class, implement the method <text:span text:style-name="Teletype">do_METHOD()</text:span>, replacing <text:span text:style-name="Emphasis">METHOD</text:span> with the name of the HTTP method. For example, <text:span text:style-name="Teletype">do_GET()</text:span>, <text:span text:style-name="Teletype">do_POST()</text:span>, etc. For consistency, the method takes no arguments. All of the parameters for the request are parsed by <text:span text:style-name="Teletype">BaseHTTPRequestHandler</text:span> and stored as instance attributes of the request instance.</text:p>
        <text:p text:style-name="Text_20_body">This example request handler illustrates how to return a response to the client and some of the local attributes which can be useful in building the response:</text:p>
      </text:section>
      <text:p text:style-name="Text_20_body"/>
      <text:p text:style-name="code10">from BaseHTTPServer import BaseHTTPRequestHandler</text:p>
      <text:p text:style-name="code10">import urlparse</text:p>
      <text:p text:style-name="code10"/>
      <text:p text:style-name="code10">class GetHandler(BaseHTTPRequestHandler):</text:p>
      <text:p text:style-name="code10"><text:s text:c="4"/></text:p>
      <text:p text:style-name="code10"><text:s text:c="4"/>def do_GET(self):</text:p>
      <text:p text:style-name="code10"><text:s text:c="8"/>parsed_path = urlparse.urlparse(self.path)</text:p>
      <text:p text:style-name="code10"><text:s text:c="8"/>message_parts = [</text:p>
      <text:p text:style-name="code10"><text:s text:c="16"/>'CLIENT VALUES:',</text:p>
      <text:p text:style-name="code10"><text:s text:c="16"/>'client_address=%s (%s)' % (self.client_address,</text:p>
      <text:p text:style-name="code10"><text:s text:c="44"/>self.address_string()),</text:p>
      <text:p text:style-name="code10"><text:s text:c="16"/>'command=%s' % self.command,</text:p>
      <text:p text:style-name="code10"><text:s text:c="16"/>'path=%s' % self.path,</text:p>
      <text:p text:style-name="code10"><text:s text:c="16"/>'real path=%s' % parsed_path.path,</text:p>
      <text:p text:style-name="code10"><text:s text:c="16"/>'query=%s' % parsed_path.query,</text:p>
      <text:p text:style-name="code10"><text:s text:c="16"/>'request_version=%s' % self.request_version,</text:p>
      <text:p text:style-name="code10"><text:s text:c="16"/>'',</text:p>
      <text:p text:style-name="code10"><text:s text:c="16"/>'SERVER VALUES:',</text:p>
      <text:p text:style-name="code10"><text:s text:c="16"/>'server_version=%s' % self.server_version,</text:p>
      <text:p text:style-name="code10"><text:s text:c="16"/>'sys_version=%s' % self.sys_version,</text:p>
      <text:p text:style-name="code10"><text:s text:c="16"/>'protocol_version=%s' % self.protocol_version,</text:p>
      <text:p text:style-name="code10"><text:s text:c="16"/>'',</text:p>
      <text:p text:style-name="code10"><text:s text:c="16"/>'HEADERS RECEIVED:',</text:p>
      <text:p text:style-name="code10"><text:s text:c="16"/>]</text:p>
      <text:p text:style-name="code10"><text:soft-page-break/><text:s text:c="8"/>for name, value in sorted(self.headers.items()):</text:p>
      <text:p text:style-name="code10"><text:s text:c="12"/>message_parts.append('%s=%s' % (name, value.rstrip()))</text:p>
      <text:p text:style-name="code10"><text:s text:c="8"/>message_parts.append('')</text:p>
      <text:p text:style-name="code10"><text:s text:c="8"/>message = '\r\n'.join(message_parts)</text:p>
      <text:p text:style-name="code10"><text:s text:c="8"/>self.send_response(200)</text:p>
      <text:p text:style-name="code10"><text:s text:c="8"/>self.end_headers()</text:p>
      <text:p text:style-name="code10"><text:s text:c="8"/>self.wfile.write(message)</text:p>
      <text:p text:style-name="code10"><text:s text:c="8"/>return</text:p>
      <text:p text:style-name="code10"/>
      <text:p text:style-name="code10">if __name__ == '__main__':</text:p>
      <text:p text:style-name="code10"><text:s text:c="4"/>from BaseHTTPServer import HTTPServer</text:p>
      <text:p text:style-name="code10"><text:s text:c="4"/>server = HTTPServer(('localhost', 8080), GetHandler)</text:p>
      <text:p text:style-name="code10"><text:s text:c="4"/>print 'Starting server, use &lt;Ctrl-C&gt; to stop'</text:p>
      <text:p text:style-name="code10"><text:s text:c="4"/>server.serve_forever()</text:p>
      <text:p text:style-name="Text_20_body"/>
      <text:p text:style-name="Text_20_body">The message text is assembled and then written to <text:span text:style-name="Teletype">wfile</text:span>, the file handle wrapping the response socket. Each response needs a response code, set via <text:span text:style-name="Teletype">send_response()</text:span>. If an error code is used (404, 501, etc.), an appropriate default error message is included in the header, or a message can be passed with the error code.</text:p>
      <text:p text:style-name="Text_20_body">To run the request handler in a server, pass it to the constructor of HTTPServer, as in the <text:span text:style-name="Teletype">__main__</text:span> processing portion of the sample script.</text:p>
      <text:p text:style-name="Text_20_body">Then start the server:</text:p>
      <text:p text:style-name="Text_20_body"/>
      <text:p text:style-name="P4">$ python BaseHTTPServer_GET.py</text:p>
      <text:p text:style-name="P4">Starting server, use &lt;Ctrl-C&gt; to stop</text:p>
      <text:p text:style-name="Text_20_body"/>
      <text:p text:style-name="Text_20_body">In a separate terminal, use <text:span text:style-name="Strong_20_Emphasis">curl</text:span> to access it: </text:p>
      <text:p text:style-name="P4">$ curl -i http://localhost:8080/?foo=barHTTP/1.0 200 OK</text:p>
      <text:p text:style-name="P4">Server: BaseHTTP/0.3 Python/2.5.1</text:p>
      <text:p text:style-name="P4">Date: Sun, 09 Dec 2007 16:00:34 GMT</text:p>
      <text:p text:style-name="P4"/>
      <text:p text:style-name="P4">CLIENT VALUES:</text:p>
      <text:p text:style-name="P4">client_address=('127.0.0.1', 51275) (localhost)</text:p>
      <text:p text:style-name="P4">command=GET</text:p>
      <text:p text:style-name="P4">path=/?foo=bar</text:p>
      <text:p text:style-name="P4">real path=/</text:p>
      <text:p text:style-name="P4">query=foo=bar</text:p>
      <text:p text:style-name="P4">request_version=HTTP/1.1</text:p>
      <text:p text:style-name="P4"/>
      <text:p text:style-name="P4">SERVER VALUES:</text:p>
      <text:p text:style-name="P4">server_version=BaseHTTP/0.3</text:p>
      <text:p text:style-name="P4">sys_version=Python/2.5.1</text:p>
      <text:p text:style-name="P4">protocol_version=HTTP/1.0</text:p>
      <text:p text:style-name="Text_20_body"/>
      <text:h text:style-name="Heading_20_2" text:outline-level="2">HTTP POST</text:h>
      <text:p text:style-name="Text_20_body"/>
      <text:p text:style-name="Text_20_body">Supporting POST requests is a little more work, because the base class does not parse the form data for us. The <text:span text:style-name="Teletype">cgi</text:span> module provides the <text:span text:style-name="Teletype">FieldStorage</text:span> class which knows how to parse the form, if it is given the correct inputs.</text:p>
      <text:p text:style-name="Text_20_body"/>
      <text:p text:style-name="code10"><text:soft-page-break/>from BaseHTTPServer import BaseHTTPRequestHandler</text:p>
      <text:p text:style-name="code10">import cgi</text:p>
      <text:p text:style-name="code10"/>
      <text:p text:style-name="code10">class PostHandler(BaseHTTPRequestHandler):</text:p>
      <text:p text:style-name="code10"><text:s text:c="4"/></text:p>
      <text:p text:style-name="code10"><text:s text:c="4"/>def do_POST(self):</text:p>
      <text:p text:style-name="code10"><text:s text:c="8"/># Parse the form data posted</text:p>
      <text:p text:style-name="code10"><text:s text:c="8"/>form = cgi.FieldStorage(</text:p>
      <text:p text:style-name="code10"><text:s text:c="12"/>fp=self.rfile, </text:p>
      <text:p text:style-name="code10"><text:s text:c="12"/>headers=self.headers,</text:p>
      <text:p text:style-name="code10"><text:s text:c="12"/>environ={'REQUEST_METHOD':'POST',</text:p>
      <text:p text:style-name="code10"><text:s text:c="21"/>'CONTENT_TYPE':self.headers['Content-Type'],</text:p>
      <text:p text:style-name="code10"><text:s text:c="21"/>})</text:p>
      <text:p text:style-name="code10"/>
      <text:p text:style-name="code10"><text:s text:c="8"/># Begin the response</text:p>
      <text:p text:style-name="code10"><text:s text:c="8"/>self.send_response(200)</text:p>
      <text:p text:style-name="code10"><text:s text:c="8"/>self.end_headers()</text:p>
      <text:p text:style-name="code10"><text:s text:c="8"/>self.wfile.write('Client: %s\n' % str(self.client_address))</text:p>
      <text:p text:style-name="code10"><text:s text:c="8"/>self.wfile.write('User-agent: %s\n' % str(self.headers['user-agent']))</text:p>
      <text:p text:style-name="code10"><text:s text:c="8"/>self.wfile.write('Path: %s\n' % self.path)</text:p>
      <text:p text:style-name="code10"><text:s text:c="8"/>self.wfile.write('Form data:\n')</text:p>
      <text:p text:style-name="code10"/>
      <text:p text:style-name="code10"><text:s text:c="8"/># Echo back information about what was posted in the form</text:p>
      <text:p text:style-name="code10"><text:s text:c="8"/>for field in form.keys():</text:p>
      <text:p text:style-name="code10"><text:s text:c="12"/>field_item = form[field]</text:p>
      <text:p text:style-name="code10"><text:s text:c="12"/>if field_item.filename:</text:p>
      <text:p text:style-name="code10"><text:s text:c="16"/># The field contains an uploaded file</text:p>
      <text:p text:style-name="code10"><text:s text:c="16"/>file_data = field_item.file.read()</text:p>
      <text:p text:style-name="code10"><text:s text:c="16"/>file_len = len(file_data)</text:p>
      <text:p text:style-name="code10"><text:s text:c="16"/>del file_data</text:p>
      <text:p text:style-name="code10"><text:s text:c="16"/>self.wfile.write('\tUploaded %s as "%s" (%d bytes)\n' % \</text:p>
      <text:p text:style-name="code10"><text:s text:c="24"/>(field, field_item.filename, file_len))</text:p>
      <text:p text:style-name="code10"><text:s text:c="12"/>else:</text:p>
      <text:p text:style-name="code10"><text:s text:c="16"/># Regular form value</text:p>
      <text:p text:style-name="code10"><text:s text:c="16"/>self.wfile.write('\t%s=%s\n' % (field, form[field].value))</text:p>
      <text:p text:style-name="code10"><text:s text:c="8"/>return</text:p>
      <text:p text:style-name="code10"/>
      <text:p text:style-name="code10">if __name__ == '__main__':</text:p>
      <text:p text:style-name="code10"><text:s text:c="4"/>from BaseHTTPServer import HTTPServer</text:p>
      <text:p text:style-name="code10"><text:s text:c="4"/>server = HTTPServer(('localhost', 8080), PostHandler)</text:p>
      <text:p text:style-name="code10"><text:s text:c="4"/>print 'Starting server, use &lt;Ctrl-C&gt; to stop'</text:p>
      <text:p text:style-name="code10"><text:s text:c="4"/>server.serve_forever()</text:p>
      <text:p text:style-name="Text_20_body"/>
      <text:p text:style-name="Text_20_body"><text:span text:style-name="Strong_20_Emphasis">curl</text:span> can include form data in the message it posts to the server. The last argument, <text:span text:style-name="Teletype">-F datafile=@BaseHTTPServer_GET.py</text:span>, posts the contents of the file <text:span text:style-name="Teletype">BaseHTTPServer_GET.py</text:span> to illustrate reading file data from the form. </text:p>
      <text:p text:style-name="Text_20_body"/>
      <text:p text:style-name="P4">$ curl http://localhost:8080/ -F name=dhellmann -F foo=bar -F <text:s/>datafile=@BaseHTTPServer_GET.py</text:p>
      <text:p text:style-name="P4">Client: ('127.0.0.1', 51128)</text:p>
      <text:p text:style-name="P4">Path: /</text:p>
      <text:p text:style-name="P4">Form data:</text:p>
      <text:p text:style-name="P4"><text:s text:c="8"/>name=dhellmann</text:p>
      <text:p text:style-name="P4"><text:s text:c="8"/>foo=bar</text:p>
      <text:p text:style-name="P4"><text:s text:c="8"/>Uploaded datafile (2222 bytes)</text:p>
      <text:p text:style-name="Text_20_body"/>
      <text:h text:style-name="Heading_20_2" text:outline-level="2"><text:soft-page-break/>Threading and Forking</text:h>
      <text:p text:style-name="Text_20_body"/>
      <text:p text:style-name="Text_20_body"><text:span text:style-name="Teletype">HTTPServer</text:span> is a simple subclass of <text:span text:style-name="Teletype">SocketServer.TCPServer</text:span>, and does not use multiple threads or processes to handle requests. To add threading or forking, create a new class using the appropriate mix-in from <text:a xlink:type="simple" xlink:href="https://pymotw.com/2/SocketServer/index.html#module-SocketServer"><text:span text:style-name="Teletype">SocketServer</text:span></text:a>. </text:p>
      <text:p text:style-name="Text_20_body"/>
      <text:p text:style-name="code10">from BaseHTTPServer import HTTPServer, BaseHTTPRequestHandler</text:p>
      <text:p text:style-name="code10">from SocketServer import ThreadingMixIn</text:p>
      <text:p text:style-name="code10">import threading</text:p>
      <text:p text:style-name="code10"/>
      <text:p text:style-name="code10">class Handler(BaseHTTPRequestHandler):</text:p>
      <text:p text:style-name="code10"><text:s text:c="4"/></text:p>
      <text:p text:style-name="code10"><text:s text:c="4"/>def do_GET(self):</text:p>
      <text:p text:style-name="code10"><text:s text:c="8"/>self.send_response(200)</text:p>
      <text:p text:style-name="code10"><text:s text:c="8"/>self.end_headers()</text:p>
      <text:p text:style-name="code10"><text:s text:c="8"/>message = <text:s/>threading.currentThread().getName()</text:p>
      <text:p text:style-name="code10"><text:s text:c="8"/>self.wfile.write(message)</text:p>
      <text:p text:style-name="code10"><text:s text:c="8"/>self.wfile.write('\n')</text:p>
      <text:p text:style-name="code10"><text:s text:c="8"/>return</text:p>
      <text:p text:style-name="code10"/>
      <text:p text:style-name="code10">class ThreadedHTTPServer(ThreadingMixIn, HTTPServer):</text:p>
      <text:p text:style-name="code10"><text:s text:c="4"/>"""Handle requests in a separate thread."""</text:p>
      <text:p text:style-name="code10"/>
      <text:p text:style-name="code10">if __name__ == '__main__':</text:p>
      <text:p text:style-name="code10"><text:s text:c="4"/>server = ThreadedHTTPServer(('localhost', 8080), Handler)</text:p>
      <text:p text:style-name="code10"><text:s text:c="4"/>print 'Starting server, use &lt;Ctrl-C&gt; to stop'</text:p>
      <text:p text:style-name="code10"><text:s text:c="4"/>server.serve_forever()</text:p>
      <text:p text:style-name="Text_20_body"/>
      <text:p text:style-name="Text_20_body">Each time a request comes in, a new thread or process is created to handle it: </text:p>
      <text:p text:style-name="Text_20_body"/>
      <text:p text:style-name="P4">$ curl http://localhost:8080/</text:p>
      <text:p text:style-name="P4">Thread-1</text:p>
      <text:p text:style-name="P4">$ curl http://localhost:8080/</text:p>
      <text:p text:style-name="P4">Thread-2</text:p>
      <text:p text:style-name="P4">$ curl http://localhost:8080/</text:p>
      <text:p text:style-name="P4">Thread-3</text:p>
      <text:p text:style-name="Text_20_body"/>
      <text:p text:style-name="Text_20_body">Swapping <text:span text:style-name="Teletype">ForkingMixIn</text:span> for <text:span text:style-name="Teletype">ThreadingMixIn</text:span> above would achieve similar results, using separate processes instead of threads. </text:p>
      <text:p text:style-name="Text_20_body"/>
      <text:h text:style-name="Heading_20_2" text:outline-level="2">Handling Errors</text:h>
      <text:p text:style-name="Text_20_body"/>
      <text:p text:style-name="Text_20_body">Error handling is made easy with <text:span text:style-name="Teletype">send_error()</text:span>. Simply pass the appropriate error code and an optional error message, and the entire response (with headers, status code, and body) is generated automatically. </text:p>
      <text:p text:style-name="Text_20_body"/>
      <text:p text:style-name="code10">from BaseHTTPServer import BaseHTTPRequestHandler</text:p>
      <text:p text:style-name="code10"><text:soft-page-break/></text:p>
      <text:p text:style-name="code10">class ErrorHandler(BaseHTTPRequestHandler):</text:p>
      <text:p text:style-name="code10"><text:s text:c="4"/></text:p>
      <text:p text:style-name="code10"><text:s text:c="4"/>def do_GET(self):</text:p>
      <text:p text:style-name="code10"><text:s text:c="8"/>self.send_error(404)</text:p>
      <text:p text:style-name="code10"><text:s text:c="8"/>return</text:p>
      <text:p text:style-name="code10"/>
      <text:p text:style-name="code10">if __name__ == '__main__':</text:p>
      <text:p text:style-name="code10"><text:s text:c="4"/>from BaseHTTPServer import HTTPServer</text:p>
      <text:p text:style-name="code10"><text:s text:c="4"/>server = HTTPServer(('localhost', 8080), ErrorHandler)</text:p>
      <text:p text:style-name="code10"><text:s text:c="4"/>print 'Starting server, use &lt;Ctrl-C&gt; to stop'</text:p>
      <text:p text:style-name="code10"><text:s text:c="4"/>server.serve_forever()</text:p>
      <text:p text:style-name="Text_20_body"/>
      <text:p text:style-name="Text_20_body">In this case, a 404 error is always returned. </text:p>
      <text:p text:style-name="Text_20_body"/>
      <text:p text:style-name="P4">$ curl -i http://localhost:8080/</text:p>
      <text:p text:style-name="P4">HTTP/1.0 404 Not Found</text:p>
      <text:p text:style-name="P4">Server: BaseHTTP/0.3 Python/2.5.1</text:p>
      <text:p text:style-name="P4">Date: Sun, 09 Dec 2007 15:49:44 GMT</text:p>
      <text:p text:style-name="P4">Content-Type: text/html</text:p>
      <text:p text:style-name="P4">Connection: close</text:p>
      <text:p text:style-name="P4"/>
      <text:p text:style-name="P4">&lt;head&gt;</text:p>
      <text:p text:style-name="P4">&lt;title&gt;Error response&lt;/title&gt;</text:p>
      <text:p text:style-name="P4">&lt;/head&gt;</text:p>
      <text:p text:style-name="P4">&lt;body&gt;</text:p>
      <text:p text:style-name="P4">&lt;h1&gt;Error response&lt;/h1&gt;</text:p>
      <text:p text:style-name="P4">&lt;p&gt;Error code 404.</text:p>
      <text:p text:style-name="P4">&lt;p&gt;Message: Not Found.</text:p>
      <text:p text:style-name="P4">&lt;p&gt;Error code explanation: 404 = Nothing matches the given URI.</text:p>
      <text:p text:style-name="P4">&lt;/body&gt;</text:p>
      <text:p text:style-name="Text_20_body"/>
      <text:h text:style-name="Heading_20_2" text:outline-level="2">Setting Headers</text:h>
      <text:p text:style-name="Text_20_body"/>
      <text:p text:style-name="Text_20_body">The <text:span text:style-name="Teletype">send_header</text:span> method adds header data to the HTTP response. It takes two arguments, the name of the header and the value. </text:p>
      <text:p text:style-name="Text_20_body"/>
      <text:p text:style-name="code10">from BaseHTTPServer import BaseHTTPRequestHandler</text:p>
      <text:p text:style-name="code10">import urlparse</text:p>
      <text:p text:style-name="code10">import time</text:p>
      <text:p text:style-name="code10"/>
      <text:p text:style-name="code10">class GetHandler(BaseHTTPRequestHandler):</text:p>
      <text:p text:style-name="code10"><text:s text:c="4"/></text:p>
      <text:p text:style-name="code10"><text:s text:c="4"/>def do_GET(self):</text:p>
      <text:p text:style-name="code10"><text:s text:c="8"/>self.send_response(200)</text:p>
      <text:p text:style-name="code10"><text:s text:c="8"/>self.send_header('Last-Modified', self.date_time_string(time.time()))</text:p>
      <text:p text:style-name="code10"><text:s text:c="8"/>self.end_headers()</text:p>
      <text:p text:style-name="code10"><text:s text:c="8"/>self.wfile.write('Response body\n')</text:p>
      <text:p text:style-name="code10"><text:s text:c="8"/>return</text:p>
      <text:p text:style-name="code10"/>
      <text:p text:style-name="code10">if __name__ == '__main__':</text:p>
      <text:p text:style-name="code10"><text:s text:c="4"/>from BaseHTTPServer import HTTPServer</text:p>
      <text:p text:style-name="code10"><text:s text:c="4"/>server = HTTPServer(('localhost', 8080), GetHandler)</text:p>
      <text:p text:style-name="code10"><text:soft-page-break/><text:s text:c="4"/>print 'Starting server, use &lt;Ctrl-C&gt; to stop'</text:p>
      <text:p text:style-name="code10"><text:s text:c="4"/>server.serve_forever()</text:p>
      <text:p text:style-name="Text_20_body"/>
      <text:p text:style-name="Standard">This example sets the <text:span text:style-name="Teletype">Last-Modified</text:span> header to the current timestamp formatted according to <text:bookmark text:name="index-0"/><text:a xlink:type="simple" xlink:href="http://tools.ietf.org/html/rfc2822.html"><text:span text:style-name="Strong_20_Emphasis">RFC 2822</text:span></text:a>. </text:p>
      <text:p text:style-name="Text_20_body"/>
      <text:p text:style-name="P4">$ curl -i http://localhost:8080/</text:p>
      <text:p text:style-name="P4">HTTP/1.0 200 OK</text:p>
      <text:p text:style-name="P4">Server: BaseHTTP/0.3 Python/2.7</text:p>
      <text:p text:style-name="P4">Date: Sun, 10 Oct 2010 13:58:32 GMT</text:p>
      <text:p text:style-name="P4">Last-Modified: Sun, 10 Oct 2010 13:58:32 -0000</text:p>
      <text:p text:style-name="P4"/>
      <text:p text:style-name="P4">Response body</text:p>
      <text:p text:style-name="Text_20_body"/>
      <text:p text:style-name="Text_20_body"/>
      <text:h text:style-name="Heading_20_1" text:outline-level="1">http.server — Base Classes for Implementing Web Servers</text:h>
      <text:p text:style-name="Text_20_body"/>
      <text:p text:style-name="Text_20_body"><text:a xlink:type="simple" xlink:href="https://pymotw.com/3/http.server/">https://pymotw.com/3/http.server/</text:a> </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text-properties style:font-name="Times New Roman" fo:font-size="24pt" fo:font-weight="bold" style:font-name-asian="SimSun" style:font-size-asian="24pt" style:font-weight-asian="bold" style:font-name-complex="Mangal" style:font-size-complex="24pt" style:font-weight-complex="bold"/>
    </style:style>
    <style:style style:name="code10" style:family="paragraph" style:parent-style-name="Standard" style:class="text">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Page <text:page-number text:select-page="current">21</text:page-number> sur <text:page-count>21</text:page-count> de <text:file-name text:display="name-and-extension">Python_GUI_unPeuPlusLoinAvecHttpServer.odt</text:file-name> du <text:modification-date style:data-style-name="N36">05/03/2017</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5:57:14.74</meta:creation-date>
    <dc:date>2017-03-05T16:41:03.08</dc:date>
    <meta:editing-duration>PT43M50S</meta:editing-duration>
    <meta:editing-cycles>12</meta:editing-cycles>
    <meta:generator>OpenOffice.org/3.4$Win32 OpenOffice.org_project/340m1$Build-9590</meta:generator>
    <meta:document-statistic meta:table-count="1" meta:image-count="0" meta:object-count="0" meta:page-count="21" meta:paragraph-count="844" meta:word-count="3604" meta:character-count="35068"/>
  </office:meta>
</office:document-meta>
</file>